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3000001C5524EE24E14D5CE95.png" manifest:media-type="image/png"/>
  <manifest:file-entry manifest:full-path="Pictures/10000000000001A9000000C4BD049FC57F46BB02.png" manifest:media-type="image/png"/>
  <manifest:file-entry manifest:full-path="Pictures/1000000000000477000003C2130D85BE57A407C1.png" manifest:media-type="image/png"/>
  <manifest:file-entry manifest:full-path="Pictures/1000000000000427000001E3F75B46967281B49A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0F200000075F2B82A5431FAE5FA.png" manifest:media-type="image/png"/>
  <manifest:file-entry manifest:full-path="Pictures/100002010000041B0000027D2F829AE453D928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20.93cm" draw:shadow-opacity="50%"/>
    </style:style>
    <style:style style:name="gr1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79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2.631cm" fo:min-width="16.336cm" draw:shadow-opacity="50%"/>
    </style:style>
    <style:style style:name="gr20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16.336cm" draw:shadow-opacity="50%"/>
    </style:style>
    <style:style style:name="gr21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22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23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4.677cm"/>
    </style:style>
    <style:style style:name="pr7" style:family="presentation" style:parent-style-name="oranssi-subtitle">
      <style:graphic-properties draw:fill="solid" draw:fill-color="#ffffff" draw:auto-grow-height="true" fo:min-height="8.184cm"/>
    </style:style>
    <style:style style:name="pr8" style:family="presentation" style:parent-style-name="oranssi-subtitle">
      <style:graphic-properties draw:fill="solid" draw:fill-color="#ffffff" draw:auto-grow-height="true" fo:min-height="9.353cm"/>
    </style:style>
    <style:style style:name="pr9" style:family="presentation" style:parent-style-name="oranssi-subtitle">
      <style:graphic-properties draw:fill="solid" draw:fill-color="#ffffff" draw:auto-grow-height="true" fo:min-height="8.025cm"/>
    </style:style>
    <style:style style:name="pr10" style:family="presentation" style:parent-style-name="oranssi-subtitle">
      <style:graphic-properties draw:fill="solid" draw:fill-color="#ffffff" draw:auto-grow-height="true" fo:min-height="1.02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2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4" style:family="paragraph">
      <loext:graphic-properties draw:fill-color="#ffffff"/>
      <style:text-properties fo:font-size="7pt" style:font-size-asian="7pt" style:font-size-complex="7pt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5pt" style:font-size-asian="15pt" style:font-size-complex="15pt"/>
    </style:style>
    <style:style style:name="P17" style:family="paragraph">
      <loext:graphic-properties draw:opacity="100%"/>
      <style:paragraph-properties fo:text-align="center"/>
      <style:text-properties style:font-name="Courier1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color="#000000" style:font-name="Courier 10 Pitch1" fo:font-size="28pt" style:font-size-asian="28pt" style:font-size-complex="28pt"/>
    </style:style>
    <style:style style:name="T14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00" style:font-name="Courier 10 Pitch1" fo:font-size="22pt" style:font-size-asian="22pt" style:font-size-complex="22pt"/>
    </style:style>
    <style:style style:name="T18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000000" style:font-name="Courier 10 Pitch1" fo:font-size="15pt" style:font-size-asian="15pt" style:font-size-complex="15pt"/>
    </style:style>
    <style:style style:name="T20" style:family="text">
      <style:text-properties style:font-name="Courier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Courier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</text:span><text:span text:style-name="T1">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2F829AE453D92867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F2B82A5431FAE5FA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eitos de Programaçã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ante</text:p>
              </text:list-item>
              <text:list-item>
                <text:p>Variável</text:p>
              </text:list-item>
              <text:list-item>
                <text:p>Atribuição</text:p>
              </text:list-item>
              <text:list-item>
                <text:p>Controle de Fluxo de Execução</text:p>
                <text:list>
                  <text:list-item>
                    <text:p>Sequência</text:p>
                  </text:list-item>
                  <text:list-item>
                    <text:p>Condicional</text:p>
                  </text:list-item>
                  <text:list-item>
                    <text:p>Repetiçã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1">- TODO:</text:span></text:p>
              <text:p><text:span text:style-name="T11"><text:s text:c="2"/></text:span><text:span text:style-name="T11">- mover esse slide em ordem de complexidade para o fim</text:span></text:p>
              <text:p><text:span text:style-name="T11"><text:s text:c="2"/></text:span><text:span text:style-name="T11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" text:id="id9">Uma abstração da memória do computador</text:p>
              </text:list-item>
              <text:list-item>
                <text:p><text:span text:style-name="T8">Uma “etiqueta” que representa uma região de memória</text:span></text:p>
              </text:list-item>
              <text:list-item>
                <text:p><text:span text:style-name="T8">O programa pode </text:span><text:span text:style-name="T12">ler</text:span><text:span text:style-name="T8"> e </text:span><text:span text:style-name="T12">escrever</text:span><text:span text:style-name="T8"> valores na memória através dessas etiquetas.</text:span></text:p>
              </text:list-item>
            </text:list>
          </draw:text-box>
        </draw:frame>
        <draw:frame presentation:style-name="pr6" draw:text-style-name="P11" xml:id="id10" draw:id="id10" draw:layer="layout" svg:width="12.619cm" svg:height="4.677cm" svg:x="7.625cm" svg:y="14.231cm">
          <draw:text-box>
            <text:p text:style-name="P10"><text:span text:style-name="T13">frase = </text:span><text:span text:style-name="T14">raw_input</text:span><text:span text:style-name="T13">()</text:span></text:p>
            <text:p text:style-name="P10"><text:span text:style-name="T14">print</text:span><text:span text:style-name="T13">("----")</text:span></text:p>
            <text:p text:style-name="P10"><text:span text:style-name="T14">for</text:span><text:span text:style-name="T13"> i </text:span><text:span text:style-name="T14">in</text:span><text:span text:style-name="T13"> </text:span><text:span text:style-name="T14">range</text:span><text:span text:style-name="T13">(1,5):</text:span></text:p>
            <text:p text:style-name="P10"><text:span text:style-name="T13"><text:s text:c="4"/></text:span><text:span text:style-name="T14">print</text:span><text:span text:style-name="T13">(i, frase)</text:span></text:p>
          </draw:text-box>
        </draw:frame>
        <draw:custom-shape draw:style-name="gr6" draw:text-style-name="P12" xml:id="id11" draw:id="id11" draw:layer="layout" svg:width="2.939cm" svg:height="0.852cm" svg:x="7.925cm" svg:y="14.4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12" draw:id="id12" draw:layer="layout" svg:width="0.516cm" svg:height="0.852cm" svg:x="10.31cm" svg:y="16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3" draw:id="id13" draw:layer="layout" svg:width="4.805cm" svg:height="0.852cm" svg:x="13.72cm" svg:y="17.8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7" draw:id="id17" draw:layer="layout" svg:width="2.538cm" svg:height="1.432cm" svg:x="20.798cm" svg:y="15.652cm">
          <text:p text:style-name="P4"><text:span text:style-name="T10">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18" draw:id="id18" draw:layer="layout" svg:width="4.709cm" svg:height="1.327cm" svg:x="16.088cm" svg:y="16.526cm" svg:viewBox="0 0 4710 1328" draw:points="4710,0 0,1328">
          <text:p/>
        </draw:polyline>
        <draw:custom-shape draw:style-name="gr9" draw:text-style-name="P13" xml:id="id14" draw:id="id14" draw:layer="layout" svg:width="2.538cm" svg:height="1.432cm" svg:x="3.018cm" svg:y="15.354cm">
          <text:p text:style-name="P4"><text:span text:style-name="T10">Escrit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15" draw:id="id15" draw:layer="layout" svg:width="2.368cm" svg:height="0.754cm" svg:x="5.556cm" svg:y="14.95cm" svg:viewBox="0 0 2369 755" draw:points="0,755 2369,0">
          <text:p/>
        </draw:polyline>
        <draw:polyline draw:style-name="gr10" draw:text-style-name="P7" xml:id="id16" draw:id="id16" draw:layer="layout" svg:width="4.753cm" svg:height="0.799cm" svg:x="5.556cm" svg:y="16.103cm" svg:viewBox="0 0 4754 800" draw:points="0,0 4754,8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4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7" draw:text-style-name="P11" draw:layer="layout" svg:width="25.222cm" svg:height="8.184cm" svg:x="1.592cm" svg:y="6.34cm">
          <draw:text-box>
            <text:p text:style-name="P10"><text:span text:style-name="T14">print</text:span><text:span text:style-name="T13"> "Bem-vindo ao jogo...”</text:span></text:p>
            <text:p text:style-name="P10"><text:span text:style-name="T13">guess = </text:span><text:span text:style-name="T14">raw_input</text:span><text:span text:style-name="T13">("Adivinhe o numero: ")</text:span></text:p>
            <text:p text:style-name="P10"><text:span text:style-name="T14">if</text:span><text:span text:style-name="T13"> guess == "5":</text:span></text:p>
            <text:p text:style-name="P10"><text:span text:style-name="T13"><text:s text:c="4"/></text:span><text:span text:style-name="T14">print</text:span><text:span text:style-name="T13"> "Voce ganhou!"</text:span></text:p>
            <text:p text:style-name="P10"><text:span text:style-name="T14">else</text:span><text:span text:style-name="T13">:</text:span></text:p>
            <text:p text:style-name="P10"><text:span text:style-name="T13"><text:s text:c="4"/></text:span><text:span text:style-name="T14">print</text:span><text:span text:style-name="T13"> "Voce perdeu..."</text:span></text:p>
            <text:p text:style-name="P10"><text:span text:style-name="T14">print</text:span><text:span text:style-name="T13"> "Fim"</text:span></text:p>
          </draw:text-box>
        </draw:frame>
        <draw:custom-shape draw:style-name="gr11" draw:text-style-name="P12" xml:id="id25" draw:id="id25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xml:id="id26" draw:id="id26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7" draw:id="id27" draw:layer="layout" svg:width="7.569cm" svg:height="0.852cm" svg:x="2.569cm" svg:y="16.495cm">
          <text:p text:style-name="P4"><text:span text:style-name="T15">Atribuição vs Comparação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8" draw:id="id28" draw:layer="layout" svg:width="1.366cm" svg:height="8.013cm" svg:x="4.272cm" svg:y="8.481cm" svg:viewBox="0 0 1367 8014" draw:points="1367,0 0,8014">
          <text:p/>
        </draw:polyline>
        <draw:polyline draw:style-name="gr10" draw:text-style-name="P7" xml:id="id29" draw:id="id29" draw:layer="layout" svg:width="0.194cm" svg:height="6.881cm" svg:x="7.829cm" svg:y="9.613cm" svg:viewBox="0 0 195 6882" draw:points="0,0 195,6882">
          <text:p/>
        </draw:polyline>
        <draw:custom-shape draw:style-name="gr13" draw:text-style-name="P15" xml:id="id20" draw:id="id20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1" draw:id="id21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2" draw:id="id22" draw:layer="layout" svg:width="5.017cm" svg:height="0.822cm" svg:x="3.615cm" svg:y="4.424cm">
          <text:p text:style-name="P4"><text:span text:style-name="T15">Escrita vs 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3" draw:id="id23" draw:layer="layout" svg:width="1.518cm" svg:height="2.533cm" svg:x="3.231cm" svg:y="5.246cm" svg:viewBox="0 0 1519 2534" draw:points="0,2534 1519,0">
          <text:p/>
        </draw:polyline>
        <draw:polyline draw:style-name="gr10" draw:text-style-name="P7" xml:id="id24" draw:id="id24" draw:layer="layout" svg:width="1.518cm" svg:height="3.677cm" svg:x="5.834cm" svg:y="5.246cm" svg:viewBox="0 0 1519 3678" draw:points="0,3678 1519,0">
          <text:p/>
        </draw:polyline>
        <draw:custom-shape draw:style-name="gr5" draw:text-style-name="P8" xml:id="id19" draw:id="id19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1">- xxx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8" draw:text-style-name="P11" draw:layer="layout" svg:width="25.222cm" svg:height="9.353cm" svg:x="1.592cm" svg:y="5.756cm">
          <draw:text-box>
            <text:p text:style-name="P10"><text:span text:style-name="T14">print</text:span><text:span text:style-name="T13"> "Bem-vindo ao jogo...”</text:span></text:p>
            <text:p text:style-name="P10"><text:span text:style-name="T13">g = </text:span><text:span text:style-name="T14">raw_input</text:span><text:span text:style-name="T13">("Adivinhe o numero: ")</text:span></text:p>
            <text:p text:style-name="P10"><text:span text:style-name="T13">guess = </text:span><text:span text:style-name="T14">int</text:span><text:span text:style-name="T13">(g)</text:span></text:p>
            <text:p text:style-name="P10"><text:span text:style-name="T14">if</text:span><text:span text:style-name="T13"> guess == 5:</text:span></text:p>
            <text:p text:style-name="P10"><text:span text:style-name="T13"><text:s text:c="4"/></text:span><text:span text:style-name="T14">print</text:span><text:span text:style-name="T13"> "Voce ganhou!"</text:span></text:p>
            <text:p text:style-name="P10"><text:span text:style-name="T14">else</text:span><text:span text:style-name="T13">:</text:span></text:p>
            <text:p text:style-name="P10"><text:span text:style-name="T13"><text:s text:c="4"/></text:span><text:span text:style-name="T14">print</text:span><text:span text:style-name="T13"> "Voce perdeu..."</text:span></text:p>
            <text:p text:style-name="P10"><text:span text:style-name="T14">print</text:span><text:span text:style-name="T13"> "Fim"</text:span></text:p>
          </draw:text-box>
        </draw:frame>
        <draw:custom-shape draw:style-name="gr5" draw:text-style-name="P8" xml:id="id31" draw:id="id31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30" draw:id="id30" draw:layer="layout" svg:width="21.43cm" svg:height="3.668cm" svg:x="1.775cm" svg:y="6.9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1">- xxx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draw:style-name="gr16" draw:text-style-name="P7" draw:layer="layout" svg:width="22.713cm" svg:height="10.32cm" svg:x="2.57cm" svg:y="5.396cm">
          <draw:image xlink:href="Pictures/1000000000000427000001E3F75B46967281B49A.png" xlink:type="simple" xlink:show="embed" xlink:actuate="onLoad">
            <text:p/>
          </draw:image>
        </draw:frame>
        <draw:frame draw:style-name="gr17" draw:text-style-name="P3" draw:layer="layout" svg:width="11.297cm" svg:height="1.453cm" svg:x="14.083cm" svg:y="15.893cm">
          <draw:text-box>
            <text:p text:style-name="P2"><text:span text:style-name="T5">Créditos: “Head First Programming”</text:span></text:p>
            <text:p text:style-name="P2"><text:span text:style-name="T5">(Python 3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9" draw:text-style-name="P11" xml:id="id32" draw:id="id32" draw:layer="layout" svg:width="17.302cm" svg:height="8.025cm" svg:x="9.091cm" svg:y="11.38cm">
          <draw:text-box>
            <text:p text:style-name="P10"><text:span text:style-name="T16">print</text:span><text:span text:style-name="T17"> "Bem-vindo ao jogo...”</text:span></text:p>
            <text:p text:style-name="P10"><text:span text:style-name="T17">g = </text:span><text:span text:style-name="T16">raw_input</text:span><text:span text:style-name="T17">("Adivinhe o numero: ")</text:span></text:p>
            <text:p text:style-name="P10"><text:span text:style-name="T17">guess = </text:span><text:span text:style-name="T16">int</text:span><text:span text:style-name="T17">(g)</text:span></text:p>
            <text:p text:style-name="P10"><text:span text:style-name="T16">if</text:span><text:span text:style-name="T17"> guess == 5:</text:span></text:p>
            <text:p text:style-name="P10"><text:span text:style-name="T17"><text:s text:c="4"/></text:span><text:span text:style-name="T16">print</text:span><text:span text:style-name="T17"> "Voce ganhou!"</text:span></text:p>
            <text:p text:style-name="P10"><text:span text:style-name="T16">else</text:span><text:span text:style-name="T17">:</text:span></text:p>
            <text:p text:style-name="P10"><text:span text:style-name="T17"><text:s text:c="4"/></text:span><text:span text:style-name="T16">print</text:span><text:span text:style-name="T17"> "Voce perdeu..."</text:span></text:p>
            <text:p text:style-name="P10"><text:span text:style-name="T16">print</text:span><text:span text:style-name="T17"> "Fim"</text:span></text:p>
          </draw:text-box>
        </draw:frame>
        <draw:frame presentation:style-name="pr6" draw:text-style-name="P11" xml:id="id33" draw:id="id33" draw:layer="layout" svg:width="12.619cm" svg:height="4.677cm" svg:x="13.72cm" svg:y="5.276cm">
          <draw:text-box>
            <text:p text:style-name="P10"><text:span text:style-name="T13">frase = </text:span><text:span text:style-name="T14">raw_input</text:span><text:span text:style-name="T13">()</text:span></text:p>
            <text:p text:style-name="P10"><text:span text:style-name="T14">print</text:span><text:span text:style-name="T13">("----")</text:span></text:p>
            <text:p text:style-name="P10"><text:span text:style-name="T14">for</text:span><text:span text:style-name="T13"> i </text:span><text:span text:style-name="T14">in</text:span><text:span text:style-name="T13"> </text:span><text:span text:style-name="T14">range</text:span><text:span text:style-name="T13">(1,5):</text:span></text:p>
            <text:p text:style-name="P10"><text:span text:style-name="T13"><text:s text:c="4"/></text:span><text:span text:style-name="T14">print</text:span><text:span text:style-name="T13">(i, fras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1">- TODO:</text:span></text:p>
              <text:p><text:span text:style-name="T11"><text:s text:c="2"/></text:span><text:span text:style-name="T11">- mover esse slide em ordem de complexidade para o fim</text:span></text:p>
              <text:p><text:span text:style-name="T11"><text:s text:c="2"/></text:span><text:span text:style-name="T11">- criar um slide em ordem de apresentacao para guiar a aula</text:span></text:p>
            </draw:text-box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draw:style-name="gr18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6" draw:text-style-name="P7" draw:layer="layout" svg:width="19.442cm" svg:height="16.362cm" svg:x="4.311cm" svg:y="3.634cm">
          <draw:image xlink:href="Pictures/1000000000000477000003C2130D85BE57A407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Sequência (linha, `;´)</text:span></text:p>
          </draw:text-box>
        </draw:frame>
        <draw:frame presentation:style-name="pr9" draw:text-style-name="P11" draw:layer="layout" svg:width="17.302cm" svg:height="8.025cm" svg:x="5.491cm" svg:y="5.581cm">
          <draw:text-box>
            <text:p text:style-name="P10"><text:span text:style-name="T16">print</text:span><text:span text:style-name="T17"> "Bem-vindo ao jogo...”</text:span></text:p>
            <text:p text:style-name="P10"><text:span text:style-name="T17">g = </text:span><text:span text:style-name="T16">raw_input</text:span><text:span text:style-name="T17">("Adivinhe o numero: ")</text:span></text:p>
            <text:p text:style-name="P10"><text:span text:style-name="T17">guess = </text:span><text:span text:style-name="T16">int</text:span><text:span text:style-name="T17">(g)</text:span></text:p>
            <text:p text:style-name="P10"><text:span text:style-name="T16">if</text:span><text:span text:style-name="T17"> guess == 5:</text:span></text:p>
            <text:p text:style-name="P10"><text:span text:style-name="T17"><text:s text:c="4"/></text:span><text:span text:style-name="T16">print</text:span><text:span text:style-name="T17"> "Voce ganhou!"</text:span></text:p>
            <text:p text:style-name="P10"><text:span text:style-name="T16">else</text:span><text:span text:style-name="T17">:</text:span></text:p>
            <text:p text:style-name="P10"><text:span text:style-name="T17"><text:s text:c="4"/></text:span><text:span text:style-name="T16">print</text:span><text:span text:style-name="T17"> "Voce perdeu..."</text:span></text:p>
            <text:p text:style-name="P10"><text:span text:style-name="T16">print</text:span><text:span text:style-name="T17"> "Fim"</text:span></text:p>
          </draw:text-box>
        </draw:frame>
        <draw:custom-shape draw:style-name="gr19" draw:text-style-name="P12" xml:id="id34" draw:id="id34" draw:layer="layout" svg:width="16.836cm" svg:height="2.881cm" svg:x="5.675cm" svg:y="5.829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6" draw:layer="layout" svg:width="26.675cm" svg:height="1.021cm" svg:x="0.724cm" svg:y="16.182cm">
          <draw:text-box>
            <text:p text:style-name="P10"><text:span text:style-name="T18">print</text:span><text:span text:style-name="T19"> "Bem-vindo ao jogo...”; g = </text:span><text:span text:style-name="T18">raw_input</text:span><text:span text:style-name="T19">("Adivinhe o numero: "); guess = </text:span><text:span text:style-name="T18">int</text:span><text:span text:style-name="T19">(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18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6" draw:text-style-name="P7" draw:layer="layout" svg:width="11.244cm" svg:height="5.185cm" svg:x="8.41cm" svg:y="4.404cm">
          <draw:image xlink:href="Pictures/10000000000001A9000000C4BD049FC57F46BB02.png" xlink:type="simple" xlink:show="embed" xlink:actuate="onLoad">
            <text:p/>
          </draw:image>
        </draw:frame>
        <draw:frame presentation:style-name="pr9" draw:text-style-name="P11" xml:id="id35" draw:id="id35" draw:layer="layout" svg:width="17.302cm" svg:height="8.025cm" svg:x="5.491cm" svg:y="10.881cm">
          <draw:text-box>
            <text:p text:style-name="P10"><text:span text:style-name="T16">print</text:span><text:span text:style-name="T17"> "Bem-vindo ao jogo...”</text:span></text:p>
            <text:p text:style-name="P10"><text:span text:style-name="T17">g = </text:span><text:span text:style-name="T16">raw_input</text:span><text:span text:style-name="T17">("Adivinhe o numero: ")</text:span></text:p>
            <text:p text:style-name="P10"><text:span text:style-name="T17">guess = </text:span><text:span text:style-name="T16">int</text:span><text:span text:style-name="T17">(g)</text:span></text:p>
            <text:p text:style-name="P10"><text:span text:style-name="T16">if</text:span><text:span text:style-name="T17"> guess == 5:</text:span></text:p>
            <text:p text:style-name="P10"><text:span text:style-name="T17"><text:s text:c="4"/></text:span><text:span text:style-name="T16">print</text:span><text:span text:style-name="T17"> "Voce ganhou!"</text:span></text:p>
            <text:p text:style-name="P10"><text:span text:style-name="T16">else</text:span><text:span text:style-name="T17">:</text:span></text:p>
            <text:p text:style-name="P10"><text:span text:style-name="T17"><text:s text:c="4"/></text:span><text:span text:style-name="T16">print</text:span><text:span text:style-name="T17"> "Voce perdeu..."</text:span></text:p>
            <text:p text:style-name="P10"><text:span text:style-name="T16">print</text:span><text:span text:style-name="T17"> "Fim"</text:span></text:p>
          </draw:text-box>
        </draw:frame>
        <draw:custom-shape draw:style-name="gr20" draw:text-style-name="P12" xml:id="id36" draw:id="id36" draw:layer="layout" svg:width="16.836cm" svg:height="3.668cm" svg:x="5.675cm" svg:y="14.0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18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6" draw:text-style-name="P7" draw:layer="layout" svg:width="20.822cm" svg:height="11.985cm" svg:x="3.621cm" svg:y="5.343cm">
          <draw:image xlink:href="Pictures/1000000000000313000001C5524EE24E14D5CE95.png" xlink:type="simple" xlink:show="embed" xlink:actuate="onLoad">
            <text:p/>
          </draw:image>
        </draw:frame>
        <draw:custom-shape draw:style-name="gr21" draw:text-style-name="P17" xml:id="id39" draw:id="id39" draw:layer="layout" svg:width="3.968cm" svg:height="1.432cm" svg:x="22.338cm" svg:y="10.636cm">
          <text:p text:style-name="P4"><text:span text:style-name="T20">print</text:span><text:span text:style-name="T21"> “Fim”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37" draw:id="id37" draw:layer="layout" svg:width="5.967cm" svg:height="1.432cm" svg:x="11.606cm" svg:y="8.836cm">
          <text:p text:style-name="P4"><text:span text:style-name="T20">print</text:span><text:span text:style-name="T21"> “Voce Ganhou!”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38" draw:id="id38" draw:layer="layout" svg:width="5.967cm" svg:height="1.432cm" svg:x="11.606cm" svg:y="12.736cm">
          <text:p text:style-name="P4"><text:span text:style-name="T20">print</text:span><text:span text:style-name="T21"> “Voce Perdeu...”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3.938cm" svg:height="1.432cm" svg:x="6.169cm" svg:y="10.441cm">
          <text:p text:style-name="P4"><text:span text:style-name="T20">if</text:span><text:span text:style-name="T21"> guess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67</meta:editing-cycles>
    <meta:editing-duration>P47DT7H17M38S</meta:editing-duration>
    <meta:initial-creator>chico </meta:initial-creator>
    <dc:date>2016-08-29T17:21:51.633790015</dc:date>
    <meta:document-statistic meta:object-count="12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